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1cm" loext:contextual-spacing="false"/>
    </style:style>
    <style:style style:name="P2" style:family="paragraph" style:parent-style-name="Standard" style:list-style-name="arabskie_20_2">
      <loext:graphic-properties draw:fill="none"/>
      <style:paragraph-properties fo:margin-top="0cm" fo:margin-bottom="0.101cm" loext:contextual-spacing="false" fo:background-color="transparent"/>
    </style:style>
    <style:style style:name="P3" style:family="paragraph" style:parent-style-name="Standard" style:list-style-name="arabskie_20_4">
      <style:paragraph-properties fo:margin-top="0cm" fo:margin-bottom="0.101cm" loext:contextual-spacing="false"/>
    </style:style>
    <style:style style:name="P4" style:family="paragraph" style:parent-style-name="Standard" style:list-style-name="arabskie_20_2" style:master-page-name="">
      <loext:graphic-properties draw:fill="none"/>
      <style:paragraph-properties fo:margin-top="0cm" fo:margin-bottom="0.101cm" loext:contextual-spacing="false" style:page-number="auto" fo:background-color="transparent"/>
    </style:style>
    <style:style style:name="P5" style:family="paragraph" style:parent-style-name="rzymskie_20_1" style:list-style-name="rzymskie_20_1"/>
    <style:style style:name="P6" style:family="paragraph" style:parent-style-name="litery_20_3" style:list-style-name="litery_20_3"/>
    <style:style style:name="P7" style:family="paragraph" style:parent-style-name="arabskie_20_2" style:list-style-name="arabskie_20_2"/>
    <style:style style:name="P8" style:family="paragraph" style:parent-style-name="arabskie_20_2" style:list-style-name="arabskie_20_2" style:master-page-name="">
      <loext:graphic-properties draw:fill="none"/>
      <style:paragraph-properties fo:margin-left="1.3cm" fo:margin-right="0cm" fo:margin-top="0cm" fo:margin-bottom="0.101cm" loext:contextual-spacing="false" fo:text-indent="-0.7cm" style:auto-text-indent="false" style:page-number="auto" fo:background-color="transparent"/>
    </style:style>
    <style:style style:name="P9" style:family="paragraph" style:parent-style-name="arabskie_20_4" style:list-style-name="arabskie_20_4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P1">Magdalena Barańska, klasa 3d</text:p>
      <text:p text:style-name="P1"><text:span text:style-name="T1">Temat:</text:span> Różne oblicza władców. Porównaj wybrane portrety w oparciu o teksty dramatyczne.</text:p>
      <text:list xml:id="list1287191309" text:style-name="rzymskie_20_1">
        <text:list-item>
          <text:p text:style-name="P5">Literatura podmiotu:</text:p>
        </text:list-item>
      </text:list>
      <text:list xml:id="list2308855771" text:style-name="arabskie_20_2">
        <text:list-item>
          <text:p text:style-name="P7">Kochanowski Jan, Odprawa posłów greckich, Zakład Narodowy im. Ossolińskich, Wrocław 1985.</text:p>
        </text:list-item>
        <text:list-item>
          <text:p text:style-name="P7">Machiavelli Niccolo, Książę (fragmenty), [w:] Mrowcewicz Krzysztof, Przeszłość to dziś, Wydawnictwo STENTOR, Warszawa 2004, s. 54-56.</text:p>
        </text:list-item>
        <text:list-item>
          <text:p text:style-name="P7">Shakespeare William, Makbet, Wydawnictwo Łódzkie, Biblioteka Lektur Szkolnych, Łódź 1976.</text:p>
        </text:list-item>
        <text:list-item>
          <text:p text:style-name="P7">Sofokles, Antygona, Krajowa Agencja Wydawnicza Rzeszów, Rzeszów 1990.</text:p>
        </text:list-item>
      </text:list>
      <text:list xml:id="list93857128714493" text:continue-list="list1287191309" text:style-name="rzymskie_20_1">
        <text:list-item>
          <text:p text:style-name="P5">Literatura przedmiotu:</text:p>
        </text:list-item>
      </text:list>
      <text:list xml:id="list93857037809543" text:continue-list="list2308855771" text:style-name="arabskie_20_2">
        <text:list-item>
          <text:p text:style-name="P7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7">Ryś Anna, Antygona Sofoklesa, Wydawnictwo Marek Rożak, Gdańsk 1994, s. 29- 42.</text:p>
        </text:list-item>
      </text:list>
      <text:list xml:id="list93857332294156" text:continue-list="list93857128714493" text:style-name="rzymskie_20_1">
        <text:list-item>
          <text:p text:style-name="P5">Ramowy plan wypowiedzi:</text:p>
        </text:list-item>
      </text:list>
      <text:list xml:id="list385906221" text:style-name="litery_20_3">
        <text:list-item>
          <text:p text:style-name="P6">Wstęp</text:p>
        </text:list-item>
      </text:list>
      <text:list xml:id="list4082263512" text:style-name="arabskie_20_4">
        <text:list-item>
          <text:p text:style-name="P9">Rozważania dotyczące* osób sprawujących władzę oraz* sposobów rządzenia.</text:p>
        </text:list-item>
        <text:list-item>
          <text:p text:style-name="P3">"Ksiażę" Niccolo Machiavellego jako punkt odniesienia do analizy postępowania przedstawionych bohaterów – władców.</text:p>
        </text:list-item>
      </text:list>
      <text:list xml:id="list93856797178263" text:continue-list="list385906221" text:style-name="litery_20_3">
        <text:list-item>
          <text:p text:style-name="P6">Kolejność prezentowanych argumentów (treści)</text:p>
        </text:list-item>
      </text:list>
      <text:list xml:id="list93857775421193" text:continue-list="list4082263512" text:style-name="arabskie_20_4">
        <text:list-item>
          <text:p text:style-name="P9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9">Zróżnicowanie* oceny postępowania Kreona jako:</text:p>
        </text:list-item>
        <text:list-item>
          <text:p text:style-name="P9">władcy – tyrana i despoty surowo egzekwującego wydane prawa i rozkazy,</text:p>
        </text:list-item>
        <text:list-item>
          <text:p text:style-name="P9">władcy konsekwentnego, bezkompromisowego, pozbawionego prywaty, kierującego się interesami i obowiązkami państwa.</text:p>
        </text:list-item>
        <text:list-item>
          <text:p text:style-name="P9">Sylwetka bezwzględnego Makbeta – władcy zbrodniarza zaślepionego namiętnością władzy, ale bezustannego borykającego się z wyrzutami sumienia:</text:p>
        </text:list-item>
        <text:list-item>
          <text:p text:style-name="P9">tragizm postaci Makbeta – władca ukazany jako marionetka ludzkich namiętności, motyw życia – teatru.</text:p>
        </text:list-item>
      </text:list>
      <text:list xml:id="list93857767717650" text:continue-list="list93856797178263" text:style-name="litery_20_3">
        <text:list-item>
          <text:p text:style-name="P6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3857158173684" text:continue-list="list93857332294156" text:style-name="rzymskie_20_1">
        <text:list-item>
          <text:p text:style-name="P5">Materiały pomocnicze</text:p>
        </text:list-item>
      </text:list>
      <text:list xml:id="list93858170687236" text:continue-list="list93857037809543" text:style-name="arabskie_20_2">
        <text:list-item>
          <text:p text:style-name="P4">kartka z cytatami,</text:p>
        </text:list-item>
        <text:list-item>
          <text:p text:style-name="P2">prezentacja multimedialna.</text:p>
        </text:list-item>
      </text:list>
      <text:p text:style-name="Standard"><text:soft-page-break/></text:p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_20_1" style:display-name="rzymskie 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_20_2" style:display-name="arabskie 2" style:family="paragraph" style:parent-style-name="Standard" style:list-style-name="arabskie_20_2">
      <style:paragraph-properties fo:margin-top="0cm" fo:margin-bottom="0.101cm" loext:contextual-spacing="false"/>
    </style:style>
    <style:style style:name="litery_20_3" style:display-name="litery 3" style:family="paragraph" style:parent-style-name="Standard" style:master-page-name="">
      <style:paragraph-properties fo:margin-left="0.7cm" fo:margin-right="0cm" fo:margin-top="0cm" fo:margin-bottom="0.101cm" loext:contextual-spacing="false" fo:text-indent="-0.7cm" style:auto-text-indent="false" style:page-number="auto" style:writing-mode="page">
        <style:tab-stops/>
      </style:paragraph-properties>
      <style:text-properties style:font-size-asian="10.5pt"/>
    </style:style>
    <style:style style:name="arabskie_20_4" style:display-name="arabskie 4" style:family="paragraph" style:parent-style-name="Standard">
      <style:paragraph-properties fo:margin-top="0cm" fo:margin-bottom="0.101cm" loext:contextual-spacing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_20_1" style:display-name="rzymskie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2" style:display-name="arabskie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_20_3" style:display-name="litery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0.6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4" style:display-name="arabskie 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51.662172177</meta:creation-date>
    <dc:date>2017-10-23T09:38:56.074485308</dc:date>
    <meta:editing-duration>PT12M23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30" meta:character-count="2630" meta:non-whitespace-character-count="2350"/>
  </office:meta>
</office:document-meta>
</file>